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</table:table>
      <table:table table:name="B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diag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diag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diag</text:p>
          </table:table-cell>
        </table:table-row>
      </table:table>
      <table:table table:name="C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spherical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</table:table-row>
      </table:table>
      <table:table table:name="E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diag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diag</text:p>
          </table:table-cell>
        </table:table-row>
      </table:table>
      <table:table table:name="F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5diag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diag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diag</text:p>
          </table:table-cell>
        </table:table-row>
      </table:table>
      <table:table table:name="G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5diag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5diag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5diag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diag</text:p>
          </table:table-cell>
        </table:table-row>
      </table:table>
      <table:table table:name="H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5spherical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5spher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7:13:35.553099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7:18:15.432764483</meta:creation-date>
    <dc:date>2019-09-04T17:35:20.911519671</dc:date>
    <meta:editing-duration>PT1H17M44S</meta:editing-duration>
    <meta:editing-cycles>55</meta:editing-cycles>
    <meta:generator>LibreOffice/6.2.6.2$Linux_X86_64 LibreOffice_project/20$Build-2</meta:generator>
    <meta:document-statistic meta:table-count="7" meta:cell-count="203" meta:object-count="0"/>
  </office:meta>
</office:document-meta>
</file>